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-Light" svg:font-family="OpenSans-Light, Arial, sans-serif"/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333333" style:text-line-through-style="none" style:text-line-through-type="none" style:font-name="OpenSans" fo:font-size="10.5pt" fo:letter-spacing="normal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333333" style:font-name="OpenSans" fo:font-size="10.5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Meu</text:span><text:span text:style-name="T2"> </text:span><text:span text:style-name="T1">nome é Eduardo Guerra.</text:span><text:span text:style-name="T2"> </text:span><text:span text:style-name="T1">Você está aqui no curso de orientação a objetos com Java.</text:span><text:span text:style-name="T2"> </text:span><text:span text:style-name="T1">Hoje vamos falar de assunto extremamente importante que é o</text:span><text:span text:style-name="T2"> </text:span><text:span text:style-name="T1">relacionamento entre as classes tá?</text:span><text:span text:style-name="T2"> </text:span><text:span text:style-name="T1">A ideia dessa aula é mostrar pouco para vocês,</text:span><text:span text:style-name="T2"> </text:span><text:span text:style-name="T1">eu sei que a gente ainda não viu muito a questão prática né?</text:span><text:span text:style-name="T2"> </text:span><text:span text:style-name="T1">A gente tá meio que dando os primeiros passos Java, mas a minha ideia aqui é</text:span><text:span text:style-name="T2"> </text:span><text:span text:style-name="T1">mostrar para vocês a ideia real de orientação a objetos que é você</text:span><text:span text:style-name="T2"> </text:span><text:span text:style-name="T1">combinar várias classes para criar uma funcionalidade de sistema.</text:span><text:span text:style-name="T2"> </text:span><text:span text:style-name="T1">Bom, para mostrar isso para vocês, vim aqui nesse deserto aqui, nesse calor.</text:span><text:span text:style-name="T2"> </text:span><text:span text:style-name="T1">Nossa!</text:span><text:span text:style-name="T2"> </text:span><text:span text:style-name="T1">Para mostrar para vocês o quê?</text:span><text:span text:style-name="T2"> </text:span><text:span text:style-name="T1">Essa pedra!</text:span><text:span text:style-name="T2"> </text:span><text:span text:style-name="T1">Porque é que eu vim aqui mostrar para vocês essa pedra?</text:span><text:span text:style-name="T2"> </text:span><text:span text:style-name="T1">Para que vocês não façam o sistema de vocês dessa forma, certo?</text:span><text:span text:style-name="T2"> </text:span><text:span text:style-name="T1">Muita gente às vezes quando programa, programação estruturada com funções,</text:span><text:span text:style-name="T2"> </text:span><text:span text:style-name="T1">faz o programa é aquele blocão, é aquela coisa enorme que é bloco só.</text:span><text:span text:style-name="T2"> </text:span><text:span text:style-name="T1">Então assim quando a gente está trabalhando com orientação a objetos,</text:span><text:span text:style-name="T2"> </text:span><text:span text:style-name="T1">a gente tem que fugir dessa pedra, a gente não tem que querer que o nosso software</text:span><text:span text:style-name="T2"> </text:span><text:span text:style-name="T1">não tenha a cara dessa pedra, porquê?</text:span><text:span text:style-name="T2"> </text:span><text:span text:style-name="T1">A pedra, se a gente precisar diminuir pedacinho,</text:span><text:span text:style-name="T2"> </text:span><text:span text:style-name="T1">se a gente precisar modificar alguma coisa por exemplo imagina lá dentro dela,</text:span><text:span text:style-name="T2"> </text:span><text:span text:style-name="T1">a gente tem que mexer na pedra inteira, a gente tem que destruir a pedra inteira.</text:span><text:span text:style-name="T2"> </text:span><text:span text:style-name="T1">E não é isso que a gente quer, a gente quer sistema que seja fácil de trabalhar,</text:span><text:span text:style-name="T2"> </text:span><text:span text:style-name="T1">fácil de mexer, fácil de manter tá?</text:span><text:span text:style-name="T2"> </text:span><text:span text:style-name="T1">Então aí a gente vem aqui com o que a gente tem que buscar que é peças né?</text:span><text:span text:style-name="T2"> </text:span><text:span text:style-name="T1">O mais conhecido aí como Lego né?</text:span><text:span text:style-name="T2"> </text:span><text:span text:style-name="T1">Certo?</text:span><text:span text:style-name="T2"> </text:span><text:span text:style-name="T1">A gente tem que tentar fazer o nosso sistema dessa forma, né?</text:span><text:span text:style-name="T2"> </text:span><text:span text:style-name="T1">Como se fossem várias pequenas peças.</text:span><text:span text:style-name="T2"> </text:span><text:span text:style-name="T1">Porquê?</text:span><text:span text:style-name="T2"> </text:span><text:span text:style-name="T1">Porque se a gente precisar mudar uma, uma peça a gente só tira ela e coloca outra,</text:span><text:span text:style-name="T2"> </text:span><text:span text:style-name="T1">mesmo que ela esteja no meio de uma grande estrutura,</text:span><text:span text:style-name="T2"> </text:span><text:span text:style-name="T1">a gente não precisa mexer todas né?</text:span><text:span text:style-name="T2"> </text:span><text:span text:style-name="T1">Às vezes uma peça que a gente faz,</text:span><text:span text:style-name="T2"> </text:span><text:span text:style-name="T1">a gente pode usar aquela mesma peça que a gente construiu,</text:span><text:span text:style-name="T2"> </text:span><text:span text:style-name="T1">que seria digamos assim o formato da peça seria mais ou menos a classe, né?</text:span><text:span text:style-name="T2"> </text:span><text:span text:style-name="T1">A gente pega aquela classe e instancia vários objetos né?</text:span><text:span text:style-name="T2"> </text:span><text:span text:style-name="T1">Ás vezes com cores diferentes para montar aquele sistema maior.</text:span><text:span text:style-name="T2"> </text:span><text:span text:style-name="T1">Então é, é essa ideia que a gente tem que perseguir tá certo?</text:span><text:span text:style-name="T2"> </text:span><text:span text:style-name="T1">Então as classes de sistema elas têm que colaborar de forma</text:span><text:span text:style-name="T2"> </text:span><text:span text:style-name="T1">a chegar naquela funcionalidade que você quer certo?</text:span><text:span text:style-name="T2"> </text:span><text:span text:style-name="T1">Você não pode pensar numa funcionalidade como uma coisa que vai estar inteira</text:span><text:span text:style-name="T2"> </text:span><text:span text:style-name="T1">dentro de uma classe ou inteira dentro de método do seu sistema.</text:span><text:span text:style-name="T2"> </text:span><text:span text:style-name="T1">Você tem que pegar as responsabilidades e tentar dividir essas responsabilidades.</text:span><text:span text:style-name="T2"> </text:span><text:span text:style-name="T1">Imagina por exemplo, para a gente entender esses conceitos que eu estou falando,</text:span><text:span text:style-name="T2"> </text:span><text:span text:style-name="T1">imagina que a gente esteja desenvolvendo sistema de uma pizzaria online,</text:span><text:span text:style-name="T2"> </text:span><text:span text:style-name="T1">que o preço da pizza vai depender aí dos ingredientes dela,</text:span><text:span text:style-name="T2"> </text:span><text:span text:style-name="T1">como a maioria das pizzarias trabalha dessa forma e a entrega depende aí do,</text:span><text:span text:style-name="T2"> </text:span><text:span text:style-name="T1">o valor da entrega depende do dia da semana, depende da distância</text:span><text:span text:style-name="T2"> </text:span><text:span text:style-name="T1">entre a casa da pessoa, onde vai ter que entregar e a pizzaria.</text:span><text:span text:style-name="T2"> </text:span><text:span text:style-name="T1">Nem passe pela sua cabeça querer fazer esse sistema como uma pedra tá?</text:span><text:span text:style-name="T2"> </text:span><text:span text:style-name="T1">Querer colocar todas essas funcionalidades, todos esses cálculos</text:span><text:span text:style-name="T2"> </text:span><text:span text:style-name="T1">dentro de método só que fala: se tem ingrediente tal bota isso,</text:span><text:span text:style-name="T2"> </text:span><text:span text:style-name="T1">se tem o outro ingrediente, se tem calabresa coloca aquilo, se o cara</text:span><text:span text:style-name="T2"> </text:span><text:span text:style-name="T1">mora a tanto de distância bota mais, mas se for na segunda-feira é de graça.</text:span><text:span text:style-name="T2"> </text:span><text:span text:style-name="T1">Então nem pense querer botar isso tudo no mesmo local tá?</text:span><text:span text:style-name="T2"> </text:span><text:span text:style-name="T1">Então vamos tentar a partir desse exemplo, chegar quais classes</text:span><text:span text:style-name="T2"> </text:span><text:span text:style-name="T1">a gente utilizaria e como elas vão colaborar para formar essa funcionalidade.</text:span><text:span text:style-name="T2"> </text:span><text:span text:style-name="T1">O que é que a gente pode ter no sistema?</text:span><text:span text:style-name="T2"> </text:span><text:span text:style-name="T1">A gente teria aqui a própria classe pizza, que seria responsável ali por estar</text:span><text:span text:style-name="T2"> </text:span><text:span text:style-name="T1">calculando o preço baseado nos ingredientes, poderíamos ter uma classe</text:span><text:span text:style-name="T2"> </text:span><text:span text:style-name="T1">entrega, que estaria ali responsável por calcular o valor do frete,</text:span><text:span text:style-name="T2"> </text:span><text:span text:style-name="T1">e a gente teria uma classe aí que seria o carrinho de compras, que é uma</text:span><text:span text:style-name="T2"> </text:span><text:span text:style-name="T1">metáfora muito comum principalmente quando a gente trabalha com e-commerce,</text:span><text:span text:style-name="T2"> </text:span><text:span text:style-name="T1">que seria onde por exemplo normalmente, muitas vezes a pessoa vai comprar,</text:span><text:span text:style-name="T2"> </text:span><text:span text:style-name="T1">ela não compra uma pizza só, ela compra às vezes várias pizzas,</text:span><text:span text:style-name="T2"> </text:span><text:span text:style-name="T1">compra ali refrigerante, pode comprar uma sobremesa.</text:span><text:span text:style-name="T2"> </text:span><text:span text:style-name="T1">Então esse carrinho seria onde teriam todos os produtos que a pessoa comprou né?</text:span><text:span text:style-name="T2"> </text:span><text:span text:style-name="T1">E também quando eu perguntasse o total desse carrinho, ele me daria o somatório</text:span><text:span text:style-name="T2"> </text:span><text:span text:style-name="T1">do preço dos produtos mais o preço da entrega, que seria aí o preço total.</text:span><text:span text:style-name="T2"> </text:span><text:span text:style-name="T1">Como que essas classes vão colaborar?</text:span><text:span text:style-name="T2"> </text:span><text:span text:style-name="T1">Eu teria por exemplo, o carrinho sabendo calcular</text:span><text:span text:style-name="T2"> </text:span><text:span text:style-name="T1">o preço total, o carrinho por exemplo ele ia cada produto dele,</text:span><text:span text:style-name="T2"> </text:span><text:span text:style-name="T1">se fosse uma pizza ele perguntaria para essa pizza: pizza qual é o seu preço?</text:span><text:span text:style-name="T2"> </text:span><text:span text:style-name="T1">E aí o carrinho,</text:span><text:span text:style-name="T2"> </text:span><text:span text:style-name="T1">paro o carrinho não interessa como que a pizza calcula o total dela.</text:span><text:span text:style-name="T2"> </text:span><text:span text:style-name="T1">Isso é responsabilidade da pizza.</text:span><text:span text:style-name="T2"> </text:span><text:span text:style-name="T1">A </text:span><text:soft-page-break/><text:span text:style-name="T1">responsabilidade do carrinho é somar o preço de seus</text:span><text:span text:style-name="T2"> </text:span><text:span text:style-name="T1">produtos com o preço da entrega.</text:span><text:span text:style-name="T2"> </text:span><text:span text:style-name="T1">O calcular o preço da pizza com base nos seus ingredientes é</text:span><text:span text:style-name="T2"> </text:span><text:span text:style-name="T1">responsabilidade da classe pizza.</text:span><text:span text:style-name="T2"> </text:span><text:span text:style-name="T1">Então a classe carrinho pra poder dizer o valor total,</text:span><text:span text:style-name="T2"> </text:span><text:span text:style-name="T1">ele ia colaborar com a classe pizza e perguntar: classe pizza,</text:span><text:span text:style-name="T2"> </text:span><text:span text:style-name="T1">na verdade o objeto pizza, objeto pizza qual que é o seu valor?</text:span><text:span text:style-name="T2"> </text:span><text:span text:style-name="T1">E aí ele simplesmente ia pegar aquele resultado pra somar com o resto.</text:span><text:span text:style-name="T2"> </text:span><text:span text:style-name="T1">E a mesma coisa com a classe entrega,</text:span><text:span text:style-name="T2"> </text:span><text:span text:style-name="T1">que seria responsável de calcular esse valor da entrega da pizza.</text:span><text:span text:style-name="T2"> </text:span><text:span text:style-name="T1">Então a classe carrinho ia colaborar com a classe entrega,</text:span><text:span text:style-name="T2"> </text:span><text:span text:style-name="T1">ia colaborar com a classe pizza, para criar toda essa</text:span><text:span text:style-name="T2"> </text:span><text:span text:style-name="T1">funcionalidade que é poder dizer qual que é o valor total da compra.</text:span><text:span text:style-name="T2"> </text:span><text:span text:style-name="T1">Então o carrinho ele iria lá para cada dos itens, perguntando o valor,</text:span><text:span text:style-name="T2"> </text:span><text:span text:style-name="T1">de repente se fosse uma, refrigerante ele já teria valor fixo né?</text:span><text:span text:style-name="T2"> </text:span><text:span text:style-name="T1">No caso da pizza ele teria uma lógica interna pra retornar esse valor,</text:span><text:span text:style-name="T2"> </text:span><text:span text:style-name="T1">e a entrega ele ia pegar por exemplo o endereço e ia pegar o dia da</text:span><text:span text:style-name="T2"> </text:span><text:span text:style-name="T1">semana e teria também uma lógica interna pra fazer isso.</text:span><text:span text:style-name="T2"> </text:span><text:span text:style-name="T1">Dessa forma fica muito claro que se por exemplo,</text:span><text:span text:style-name="T2"> </text:span><text:span text:style-name="T1">eu tiver ingrediente novo na minha pizzaria, eu posso modificar somente</text:span><text:span text:style-name="T2"> </text:span><text:span text:style-name="T1">a classe pizza e a classe carrinho não tem que saber nada disso.</text:span><text:span text:style-name="T2"> </text:span><text:span text:style-name="T1">Tá? Da mesma forma se eu quiser fazer uma</text:span><text:span text:style-name="T2"> </text:span><text:span text:style-name="T1">promoção de que, sei lá,</text:span><text:span text:style-name="T2"> </text:span><text:span text:style-name="T1">às quartas-feiras a entrega é gratuita ou tem certo desconto,</text:span><text:span text:style-name="T2"> </text:span><text:span text:style-name="T1">também a classe carrinho e a classe pizza não precisariam estar envolvido nisso.</text:span><text:span text:style-name="T2"> </text:span><text:span text:style-name="T1">Então essa é uma das vantagens de eu estar tentando separar as responsabilidades do</text:span><text:span text:style-name="T2"> </text:span><text:span text:style-name="T1">meu sistema.</text:span><text:span text:style-name="T2"> </text:span><text:span text:style-name="T1">Eu consigo dividir o que cada faz e depois quando eu vou</text:span><text:span text:style-name="T2"> </text:span><text:span text:style-name="T1">fazer a modificação uma parte, aquilo ali não afeta o resto.</text:span><text:span text:style-name="T2"> </text:span><text:span text:style-name="T1">E aí com isso, a gente dá para perceber que sistema orientado a objeto,</text:span><text:span text:style-name="T2"> </text:span><text:span text:style-name="T1">ele é basicamente identificar quais são as peças e como elas vão se encaixar.</text:span><text:span text:style-name="T2"> </text:span><text:span text:style-name="T1">Tá? Então qual que foi o meu esforço nesse</text:span><text:span text:style-name="T2"> </text:span><text:span text:style-name="T1">caso aqui da pizzaria?</text:span><text:span text:style-name="T2"> </text:span><text:span text:style-name="T1">É descobrir quais eram as classes que estavam envolvidas</text:span><text:span text:style-name="T2"> </text:span><text:span text:style-name="T1">na criação desse sistema da pizzaria no caso a pizza, a entrega, né?</text:span><text:span text:style-name="T2"> </text:span><text:span text:style-name="T1">A gente viu aí outras aulas como identificar isso aí,</text:span><text:span text:style-name="T2"> </text:span><text:span text:style-name="T1">como ver essas colaborações né?</text:span><text:span text:style-name="T2"> </text:span><text:span text:style-name="T1">E o grande segredo da modelagem orientada a objetos é</text:span><text:span text:style-name="T2"> </text:span><text:span text:style-name="T1">justamente você identificar quais são essas peças e como é que elas</text:span><text:span text:style-name="T2"> </text:span><text:span text:style-name="T1">vão colaborar para criar aquela funcionalidade final do seu sistema.</text:span><text:span text:style-name="T2"> </text:span><text:span text:style-name="T1">Com isso a gente viu aí, entendeu melhor o relacionamento entre as classes e</text:span><text:span text:style-name="T2"> </text:span><text:span text:style-name="T1">como que a gente pode combinar funcionalidades diferentes,</text:span><text:span text:style-name="T2"> </text:span><text:span text:style-name="T1">classes de objetos para criar a funcionalidade geral do sistema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ans-Light" svg:font-family="OpenSans-Light, Arial, sans-serif"/>
    <style:font-face style:name="OpenSans" svg:font-family="OpenSans, Arial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8S</meta:editing-duration>
    <meta:editing-cycles>3</meta:editing-cycles>
    <meta:generator>LibreOffice/4.4.5.2$Windows_x86 LibreOffice_project/a22f674fd25a3b6f45bdebf25400ed2adff0ff99</meta:generator>
    <dc:date>2017-01-10T07:07:21.034000000</dc:date>
    <meta:document-statistic meta:table-count="0" meta:image-count="0" meta:object-count="0" meta:page-count="2" meta:paragraph-count="1" meta:word-count="1279" meta:character-count="7137" meta:non-whitespace-character-count="5858"/>
    <meta:user-defined meta:name="Info 1"/>
    <meta:user-defined meta:name="Info 2"/>
    <meta:user-defined meta:name="Info 3"/>
    <meta:user-defined meta:name="Info 4"/>
  </office:meta>
</office:document-meta>
</file>